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 loext:padding="0.049cm" loext:border="none" loext:shadow="none"/>
    </style:style>
    <style:style style:name="P2" style:family="paragraph" style:parent-style-name="Text_20_body">
      <style:text-properties officeooo:rsid="012b69c8" officeooo:paragraph-rsid="012b69c8"/>
    </style:style>
    <style:style style:name="P3" style:family="paragraph" style:parent-style-name="Heading_20_1">
      <style:text-properties officeooo:rsid="00830fb2" officeooo:paragraph-rsid="00830fb2"/>
    </style:style>
    <style:style style:name="P4" style:family="paragraph" style:parent-style-name="Heading_20_1">
      <style:text-properties officeooo:rsid="00da4bd7" officeooo:paragraph-rsid="00da4bd7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1" style:list-style-name="">
      <style:paragraph-properties fo:break-before="page"/>
      <style:text-properties officeooo:rsid="00e01415" officeooo:paragraph-rsid="00e01415"/>
    </style:style>
    <style:style style:name="P7" style:family="paragraph" style:parent-style-name="Heading_20_2">
      <style:text-properties officeooo:rsid="005d53e2" officeooo:paragraph-rsid="005d53e2"/>
    </style:style>
    <style:style style:name="P8" style:family="paragraph" style:parent-style-name="Heading_20_2">
      <style:text-properties officeooo:paragraph-rsid="00cee75e"/>
    </style:style>
    <style:style style:name="P9" style:family="paragraph" style:parent-style-name="Heading_20_2">
      <style:text-properties officeooo:rsid="00627d95"/>
    </style:style>
    <style:style style:name="P10" style:family="paragraph" style:parent-style-name="Heading_20_2">
      <style:text-properties officeooo:rsid="006d8e73" officeooo:paragraph-rsid="00764974"/>
    </style:style>
    <style:style style:name="P11" style:family="paragraph" style:parent-style-name="Heading_20_2">
      <style:text-properties officeooo:rsid="008e9c32" officeooo:paragraph-rsid="008e9c32"/>
    </style:style>
    <style:style style:name="P12" style:family="paragraph" style:parent-style-name="Heading_20_3">
      <style:text-properties officeooo:rsid="008e9c32" officeooo:paragraph-rsid="008e9c32"/>
    </style:style>
    <style:style style:name="P13" style:family="paragraph" style:parent-style-name="Text_20_body" style:list-style-name="L1">
      <style:text-properties officeooo:rsid="00830fb2" officeooo:paragraph-rsid="00830fb2" fo:background-color="transparent"/>
    </style:style>
    <style:style style:name="P14" style:family="paragraph" style:parent-style-name="Text_20_body" style:list-style-name="L1">
      <style:text-properties officeooo:rsid="00c53dbb" officeooo:paragraph-rsid="00c53dbb" fo:background-color="transparent"/>
    </style:style>
    <style:style style:name="P15" style:family="paragraph" style:parent-style-name="Text_20_body" style:list-style-name="L2">
      <style:text-properties officeooo:rsid="008be355" officeooo:paragraph-rsid="008be355" fo:background-color="transparent"/>
    </style:style>
    <style:style style:name="P16" style:family="paragraph" style:parent-style-name="Text_20_body" style:list-style-name="L2">
      <style:text-properties officeooo:rsid="00830fb2" officeooo:paragraph-rsid="00830fb2" fo:background-color="#ffffff"/>
    </style:style>
    <style:style style:name="P17" style:family="paragraph" style:parent-style-name="Text_20_body" style:list-style-name="L3">
      <style:text-properties officeooo:rsid="002b68a0" officeooo:paragraph-rsid="0031fdb2"/>
    </style:style>
    <style:style style:name="P18" style:family="paragraph" style:parent-style-name="Text_20_body" style:list-style-name="L3">
      <style:text-properties officeooo:rsid="0027e880" officeooo:paragraph-rsid="0031fdb2"/>
    </style:style>
    <style:style style:name="P19" style:family="paragraph" style:parent-style-name="Text_20_body" style:list-style-name="L4">
      <style:text-properties officeooo:paragraph-rsid="003a5d4a"/>
    </style:style>
    <style:style style:name="P20" style:family="paragraph" style:parent-style-name="Text_20_body" style:list-style-name="L4">
      <style:text-properties officeooo:rsid="003c439d" officeooo:paragraph-rsid="0033ea62"/>
    </style:style>
    <style:style style:name="P21" style:family="paragraph" style:parent-style-name="Text_20_body" style:list-style-name="L4">
      <style:text-properties officeooo:rsid="002cde83" officeooo:paragraph-rsid="0033ea62"/>
    </style:style>
    <style:style style:name="P22" style:family="paragraph" style:parent-style-name="Text_20_body" style:list-style-name="L4">
      <style:text-properties officeooo:rsid="003ac191" officeooo:paragraph-rsid="003a5d4a"/>
    </style:style>
    <style:style style:name="P23" style:family="paragraph" style:parent-style-name="Text_20_body" style:list-style-name="L4">
      <style:text-properties officeooo:rsid="004b4474" officeooo:paragraph-rsid="004b4474"/>
    </style:style>
    <style:style style:name="P24" style:family="paragraph" style:parent-style-name="Text_20_body" style:list-style-name="L4">
      <style:text-properties officeooo:rsid="003fb16c" officeooo:paragraph-rsid="003fb16c"/>
    </style:style>
    <style:style style:name="P25" style:family="paragraph" style:parent-style-name="Text_20_body" style:list-style-name="L4">
      <style:text-properties officeooo:rsid="0040f1fb" officeooo:paragraph-rsid="0040f1fb"/>
    </style:style>
    <style:style style:name="P26" style:family="paragraph" style:parent-style-name="Text_20_body" style:list-style-name="L4">
      <style:text-properties fo:font-weight="normal" officeooo:rsid="004837a2" officeooo:paragraph-rsid="004837a2" style:font-weight-asian="normal" style:font-weight-complex="normal"/>
    </style:style>
    <style:style style:name="P27" style:family="paragraph" style:parent-style-name="Text_20_body" style:list-style-name="L4">
      <style:text-properties fo:font-weight="normal" officeooo:rsid="0050bbcb" officeooo:paragraph-rsid="0050bbcb" style:font-weight-asian="normal" style:font-weight-complex="normal"/>
    </style:style>
    <style:style style:name="P28" style:family="paragraph" style:parent-style-name="Text_20_body" style:list-style-name="L5"/>
    <style:style style:name="P29" style:family="paragraph" style:parent-style-name="Text_20_body" style:list-style-name="L5">
      <style:text-properties officeooo:rsid="00a1a4a6" officeooo:paragraph-rsid="00a1a4a6"/>
    </style:style>
    <style:style style:name="P30" style:family="paragraph" style:parent-style-name="Text_20_body" style:list-style-name="L5">
      <style:text-properties officeooo:rsid="00a02765" officeooo:paragraph-rsid="00a02765"/>
    </style:style>
    <style:style style:name="P31" style:family="paragraph" style:parent-style-name="Text_20_body" style:list-style-name="L5">
      <style:text-properties officeooo:rsid="00a17015" officeooo:paragraph-rsid="00a7f535"/>
    </style:style>
    <style:style style:name="P32" style:family="paragraph" style:parent-style-name="Text_20_body" style:list-style-name="L5">
      <style:text-properties officeooo:rsid="00a5ba97" officeooo:paragraph-rsid="00a7f535"/>
    </style:style>
    <style:style style:name="P33" style:family="paragraph" style:parent-style-name="Text_20_body" style:list-style-name="L5">
      <style:text-properties officeooo:rsid="00a7f535" officeooo:paragraph-rsid="00a7f535"/>
    </style:style>
    <style:style style:name="P34" style:family="paragraph" style:parent-style-name="Text_20_body" style:list-style-name="L5">
      <style:text-properties officeooo:rsid="00ac7604" officeooo:paragraph-rsid="00ac7604"/>
    </style:style>
    <style:style style:name="P35" style:family="paragraph" style:parent-style-name="Text_20_body" style:list-style-name="L5">
      <style:text-properties officeooo:rsid="01110118" officeooo:paragraph-rsid="01110118"/>
    </style:style>
    <style:style style:name="P36" style:family="paragraph" style:parent-style-name="Text_20_body" style:list-style-name="L6">
      <style:text-properties officeooo:rsid="00863534" officeooo:paragraph-rsid="00863534"/>
    </style:style>
    <style:style style:name="P37" style:family="paragraph" style:parent-style-name="Text_20_body" style:list-style-name="L6">
      <style:text-properties officeooo:rsid="008a8cba" officeooo:paragraph-rsid="008a8cba"/>
    </style:style>
    <style:style style:name="P38" style:family="paragraph" style:parent-style-name="Text_20_body" style:list-style-name="L7">
      <style:text-properties officeooo:rsid="006338ea" officeooo:paragraph-rsid="00617523"/>
    </style:style>
    <style:style style:name="P39" style:family="paragraph" style:parent-style-name="Text_20_body" style:list-style-name="L7">
      <style:text-properties officeooo:rsid="00d3c1a9" officeooo:paragraph-rsid="00d3c1a9"/>
    </style:style>
    <style:style style:name="P40" style:family="paragraph" style:parent-style-name="Text_20_body" style:list-style-name="L7">
      <style:text-properties officeooo:rsid="00d58867" officeooo:paragraph-rsid="00d58867"/>
    </style:style>
    <style:style style:name="P41" style:family="paragraph" style:parent-style-name="Text_20_body" style:list-style-name="L7">
      <style:text-properties officeooo:rsid="0139d39b" officeooo:paragraph-rsid="0139d39b"/>
    </style:style>
    <style:style style:name="P42" style:family="paragraph" style:parent-style-name="Text_20_body" style:list-style-name="L7">
      <style:text-properties fo:font-weight="bold" officeooo:rsid="0149e179" officeooo:paragraph-rsid="0149e179" style:font-weight-asian="bold" style:font-weight-complex="bold"/>
    </style:style>
    <style:style style:name="P43" style:family="paragraph" style:parent-style-name="Text_20_body" style:list-style-name="L7">
      <style:text-properties fo:font-weight="bold" officeooo:rsid="014ad1e8" officeooo:paragraph-rsid="014ad1e8" style:font-weight-asian="bold" style:font-weight-complex="bold"/>
    </style:style>
    <style:style style:name="P44" style:family="paragraph" style:parent-style-name="Text_20_body" style:list-style-name="L10">
      <style:text-properties fo:font-weight="bold" officeooo:rsid="013aa2d8" officeooo:paragraph-rsid="013aa2d8" style:font-weight-asian="bold" style:font-weight-complex="bold"/>
    </style:style>
    <style:style style:name="P45" style:family="paragraph" style:parent-style-name="Text_20_body" style:list-style-name="L12">
      <style:text-properties fo:font-weight="bold" officeooo:rsid="013b7f64" officeooo:paragraph-rsid="013b7f64" style:font-weight-asian="bold" style:font-weight-complex="bold"/>
    </style:style>
    <style:style style:name="P46" style:family="paragraph" style:parent-style-name="Text_20_body" style:list-style-name="L14">
      <style:text-properties fo:font-weight="bold" officeooo:paragraph-rsid="0134342c" style:font-weight-asian="bold" style:font-weight-complex="bold"/>
    </style:style>
    <style:style style:name="P47" style:family="paragraph" style:parent-style-name="Text_20_body" style:list-style-name="L15">
      <style:text-properties fo:font-weight="bold" officeooo:rsid="013d2ee9" officeooo:paragraph-rsid="013d2ee9" style:font-weight-asian="bold" style:font-weight-complex="bold"/>
    </style:style>
    <style:style style:name="P48" style:family="paragraph" style:parent-style-name="Text_20_body" style:list-style-name="L8">
      <style:text-properties officeooo:rsid="00d721c1" officeooo:paragraph-rsid="00d721c1"/>
    </style:style>
    <style:style style:name="P49" style:family="paragraph" style:parent-style-name="Text_20_body" style:list-style-name="L9">
      <style:text-properties officeooo:rsid="006f562e" officeooo:paragraph-rsid="00764974"/>
    </style:style>
    <style:style style:name="P50" style:family="paragraph" style:parent-style-name="Text_20_body" style:list-style-name="L10">
      <style:text-properties officeooo:rsid="007195b0" officeooo:paragraph-rsid="00764974"/>
    </style:style>
    <style:style style:name="P51" style:family="paragraph" style:parent-style-name="Text_20_body" style:list-style-name="L10">
      <style:text-properties officeooo:rsid="00c0222b" officeooo:paragraph-rsid="00c0222b"/>
    </style:style>
    <style:style style:name="P52" style:family="paragraph" style:parent-style-name="Text_20_body" style:list-style-name="L10">
      <style:text-properties officeooo:rsid="00bcb4e1" officeooo:paragraph-rsid="00bcb4e1"/>
    </style:style>
    <style:style style:name="P53" style:family="paragraph" style:parent-style-name="Text_20_body" style:list-style-name="L10">
      <style:text-properties officeooo:rsid="00c07a4e" officeooo:paragraph-rsid="00c07a4e"/>
    </style:style>
    <style:style style:name="P54" style:family="paragraph" style:parent-style-name="Text_20_body" style:list-style-name="L10">
      <style:text-properties officeooo:rsid="0073436b" officeooo:paragraph-rsid="00764974"/>
    </style:style>
    <style:style style:name="P55" style:family="paragraph" style:parent-style-name="Text_20_body" style:list-style-name="L10">
      <style:text-properties officeooo:rsid="00b70d4d" officeooo:paragraph-rsid="00b70d4d"/>
    </style:style>
    <style:style style:name="P56" style:family="paragraph" style:parent-style-name="Text_20_body" style:list-style-name="L10">
      <style:text-properties officeooo:rsid="00dcff1d" officeooo:paragraph-rsid="00dcff1d"/>
    </style:style>
    <style:style style:name="P57" style:family="paragraph" style:parent-style-name="Text_20_body" style:list-style-name="L11">
      <style:text-properties officeooo:rsid="00f86a41" officeooo:paragraph-rsid="00f86a41"/>
    </style:style>
    <style:style style:name="P58" style:family="paragraph" style:parent-style-name="Text_20_body" style:list-style-name="L11">
      <style:text-properties officeooo:rsid="00e685ce" officeooo:paragraph-rsid="007a025a"/>
    </style:style>
    <style:style style:name="P59" style:family="paragraph" style:parent-style-name="Text_20_body" style:list-style-name="L11">
      <style:text-properties officeooo:rsid="00e98422" officeooo:paragraph-rsid="00e98422"/>
    </style:style>
    <style:style style:name="P60" style:family="paragraph" style:parent-style-name="Text_20_body" style:list-style-name="L11">
      <style:text-properties officeooo:rsid="00eb473c" officeooo:paragraph-rsid="00eb473c"/>
    </style:style>
    <style:style style:name="P61" style:family="paragraph" style:parent-style-name="Text_20_body" style:list-style-name="L11">
      <style:text-properties officeooo:rsid="00ee1352" officeooo:paragraph-rsid="00ee1352"/>
    </style:style>
    <style:style style:name="P62" style:family="paragraph" style:parent-style-name="Text_20_body" style:list-style-name="L11">
      <style:text-properties fo:font-style="normal" officeooo:rsid="00f65833" officeooo:paragraph-rsid="00f65833" style:font-style-asian="normal" style:font-style-complex="normal"/>
    </style:style>
    <style:style style:name="P63" style:family="paragraph" style:parent-style-name="Text_20_body" style:list-style-name="L11">
      <style:text-properties fo:font-style="normal" officeooo:rsid="00fdf825" officeooo:paragraph-rsid="00fdf825" style:font-style-asian="normal" style:font-style-complex="normal"/>
    </style:style>
    <style:style style:name="P64" style:family="paragraph" style:parent-style-name="Text_20_body" style:list-style-name="L11">
      <style:text-properties fo:font-style="normal" officeooo:rsid="00ffc535" officeooo:paragraph-rsid="00ffc535" style:font-style-asian="normal" style:font-style-complex="normal"/>
    </style:style>
    <style:style style:name="P65" style:family="paragraph" style:parent-style-name="Text_20_body" style:list-style-name="L11">
      <style:text-properties fo:font-style="normal" officeooo:rsid="010b30df" officeooo:paragraph-rsid="010b30df" style:font-style-asian="normal" style:font-style-complex="normal"/>
    </style:style>
    <style:style style:name="P66" style:family="paragraph" style:parent-style-name="Text_20_body" style:list-style-name="L11">
      <style:text-properties fo:font-style="normal" officeooo:rsid="010a3ec8" officeooo:paragraph-rsid="010a3ec8" style:font-style-asian="normal" style:font-style-complex="normal"/>
    </style:style>
    <style:style style:name="P67" style:family="paragraph" style:parent-style-name="Text_20_body" style:list-style-name="L11">
      <style:text-properties officeooo:rsid="0101bbbc" officeooo:paragraph-rsid="0101bbbc"/>
    </style:style>
    <style:style style:name="P68" style:family="paragraph" style:parent-style-name="Text_20_body" style:list-style-name="L11">
      <style:text-properties officeooo:rsid="0104ca00" officeooo:paragraph-rsid="0104ca00"/>
    </style:style>
    <style:style style:name="P69" style:family="paragraph" style:parent-style-name="Text_20_body" style:list-style-name="L11">
      <style:text-properties officeooo:rsid="010d18a5" officeooo:paragraph-rsid="010d18a5"/>
    </style:style>
    <style:style style:name="P70" style:family="paragraph" style:parent-style-name="Text_20_body" style:list-style-name="L12">
      <style:text-properties officeooo:rsid="0114b053" officeooo:paragraph-rsid="0114b053"/>
    </style:style>
    <style:style style:name="P71" style:family="paragraph" style:parent-style-name="Text_20_body" style:list-style-name="L12">
      <style:text-properties officeooo:rsid="0115e26c" officeooo:paragraph-rsid="0115e26c"/>
    </style:style>
    <style:style style:name="P72" style:family="paragraph" style:parent-style-name="Text_20_body" style:list-style-name="L12">
      <style:text-properties officeooo:rsid="0116ef0a" officeooo:paragraph-rsid="0116ef0a"/>
    </style:style>
    <style:style style:name="P73" style:family="paragraph" style:parent-style-name="Text_20_body" style:list-style-name="L12">
      <style:text-properties officeooo:rsid="011808cf" officeooo:paragraph-rsid="011808cf"/>
    </style:style>
    <style:style style:name="P74" style:family="paragraph" style:parent-style-name="Text_20_body" style:list-style-name="L12">
      <style:text-properties officeooo:rsid="0121144b" officeooo:paragraph-rsid="0121144b"/>
    </style:style>
    <style:style style:name="P75" style:family="paragraph" style:parent-style-name="Text_20_body" style:list-style-name="L13">
      <style:text-properties officeooo:rsid="0119c55e" officeooo:paragraph-rsid="0119c55e"/>
    </style:style>
    <style:style style:name="P76" style:family="paragraph" style:parent-style-name="Text_20_body" style:list-style-name="L13">
      <style:text-properties officeooo:rsid="011a1e3e" officeooo:paragraph-rsid="011a1e3e"/>
    </style:style>
    <style:style style:name="P77" style:family="paragraph" style:parent-style-name="Text_20_body" style:list-style-name="L13">
      <style:text-properties officeooo:rsid="011ad004" officeooo:paragraph-rsid="011ad004"/>
    </style:style>
    <style:style style:name="P78" style:family="paragraph" style:parent-style-name="Text_20_body" style:list-style-name="L13">
      <style:text-properties officeooo:rsid="011eb8bd" officeooo:paragraph-rsid="011eb8bd"/>
    </style:style>
    <style:style style:name="P79" style:family="paragraph" style:parent-style-name="Text_20_body" style:list-style-name="L13">
      <style:text-properties officeooo:rsid="0118c5ec" officeooo:paragraph-rsid="0118c5ec"/>
    </style:style>
    <style:style style:name="P80" style:family="paragraph" style:parent-style-name="Text_20_body" style:list-style-name="L13">
      <style:text-properties officeooo:rsid="01370a4a" officeooo:paragraph-rsid="01370a4a"/>
    </style:style>
    <style:style style:name="P81" style:family="paragraph" style:parent-style-name="Text_20_body" style:list-style-name="L14">
      <style:text-properties officeooo:paragraph-rsid="0134342c"/>
    </style:style>
    <style:style style:name="P82" style:family="paragraph" style:parent-style-name="Text_20_body" style:list-style-name="L15">
      <style:text-properties officeooo:rsid="013c990f" officeooo:paragraph-rsid="013c990f"/>
    </style:style>
    <style:style style:name="P83" style:family="paragraph" style:parent-style-name="Text_20_body" style:list-style-name="L15">
      <style:text-properties officeooo:rsid="012b69c8" officeooo:paragraph-rsid="0134342c"/>
    </style:style>
    <style:style style:name="P84" style:family="paragraph" style:parent-style-name="Text_20_body" style:list-style-name="L15">
      <style:text-properties officeooo:rsid="012b69c8" officeooo:paragraph-rsid="014dc2e9"/>
    </style:style>
    <style:style style:name="P85" style:family="paragraph" style:parent-style-name="Text_20_body" style:list-style-name="L15">
      <style:text-properties officeooo:rsid="012b69c8" officeooo:paragraph-rsid="014f5e53"/>
    </style:style>
    <style:style style:name="P86" style:family="paragraph" style:parent-style-name="Text_20_body" style:list-style-name="L16">
      <style:text-properties officeooo:rsid="0140c3aa" officeooo:paragraph-rsid="0140c3aa"/>
    </style:style>
    <style:style style:name="P87" style:family="paragraph" style:parent-style-name="Text_20_body" style:list-style-name="L17">
      <style:text-properties officeooo:rsid="00e1d658" officeooo:paragraph-rsid="00e1d658"/>
    </style:style>
    <style:style style:name="P88" style:family="paragraph" style:parent-style-name="Text_20_body" style:list-style-name="">
      <style:text-properties officeooo:rsid="00e1d658" officeooo:paragraph-rsid="00e1d658"/>
    </style:style>
    <style:style style:name="P89" style:family="paragraph" style:parent-style-name="Text_20_body" style:list-style-name="L17">
      <style:text-properties officeooo:rsid="01526ca5" officeooo:paragraph-rsid="01526ca5"/>
    </style:style>
    <style:style style:name="P90" style:family="paragraph" style:parent-style-name="Text_20_body" style:list-style-name="L17">
      <style:text-properties officeooo:rsid="0141ce44" officeooo:paragraph-rsid="0141ce44"/>
    </style:style>
    <style:style style:name="P91" style:family="paragraph" style:parent-style-name="Text_20_body" style:list-style-name="L17">
      <style:text-properties officeooo:rsid="01437c7d" officeooo:paragraph-rsid="01437c7d"/>
    </style:style>
    <style:style style:name="P92" style:family="paragraph" style:parent-style-name="Text_20_body" style:list-style-name="L18">
      <style:text-properties officeooo:rsid="00da4bd7" officeooo:paragraph-rsid="00da4bd7"/>
    </style:style>
    <style:style style:name="T1" style:family="text">
      <style:text-properties officeooo:rsid="002db504"/>
    </style:style>
    <style:style style:name="T2" style:family="text">
      <style:text-properties officeooo:rsid="002fad8f"/>
    </style:style>
    <style:style style:name="T3" style:family="text">
      <style:text-properties officeooo:rsid="003a5d4a"/>
    </style:style>
    <style:style style:name="T4" style:family="text">
      <style:text-properties officeooo:rsid="003b49c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4195d8" style:font-weight-asian="bold" style:font-weight-complex="bold"/>
    </style:style>
    <style:style style:name="T7" style:family="text">
      <style:text-properties fo:font-weight="bold" officeooo:rsid="0042e2fb" style:font-weight-asian="bold" style:font-weight-complex="bold"/>
    </style:style>
    <style:style style:name="T8" style:family="text">
      <style:text-properties fo:font-weight="bold" officeooo:rsid="00452433" style:font-weight-asian="bold" style:font-weight-complex="bold"/>
    </style:style>
    <style:style style:name="T9" style:family="text">
      <style:text-properties fo:font-weight="bold" officeooo:rsid="004573e9" style:font-weight-asian="bold" style:font-weight-complex="bold"/>
    </style:style>
    <style:style style:name="T10" style:family="text">
      <style:text-properties fo:font-weight="bold" officeooo:rsid="004837a2" style:font-weight-asian="bold" style:font-weight-complex="bold"/>
    </style:style>
    <style:style style:name="T11" style:family="text">
      <style:text-properties fo:font-weight="bold" officeooo:rsid="005123ff" style:font-weight-asian="bold" style:font-weight-complex="bold"/>
    </style:style>
    <style:style style:name="T12" style:family="text">
      <style:text-properties fo:font-weight="bold" officeooo:rsid="00567c5e" style:font-weight-asian="bold" style:font-weight-complex="bold"/>
    </style:style>
    <style:style style:name="T13" style:family="text">
      <style:text-properties fo:font-weight="bold" officeooo:rsid="005c7a9e" style:font-weight-asian="bold" style:font-weight-complex="bold"/>
    </style:style>
    <style:style style:name="T14" style:family="text">
      <style:text-properties fo:font-weight="bold" officeooo:rsid="014dc2e9" style:font-weight-asian="bold" style:font-weight-complex="bold"/>
    </style:style>
    <style:style style:name="T15" style:family="text">
      <style:text-properties fo:font-weight="bold" officeooo:rsid="014ec4d1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4195d8" style:font-weight-asian="normal" style:font-weight-complex="normal"/>
    </style:style>
    <style:style style:name="T18" style:family="text">
      <style:text-properties fo:font-weight="normal" officeooo:rsid="004573e9" style:font-weight-asian="normal" style:font-weight-complex="normal"/>
    </style:style>
    <style:style style:name="T19" style:family="text">
      <style:text-properties fo:font-weight="normal" officeooo:rsid="004837a2" style:font-weight-asian="normal" style:font-weight-complex="normal"/>
    </style:style>
    <style:style style:name="T20" style:family="text">
      <style:text-properties fo:font-weight="normal" officeooo:rsid="014f5e53" style:font-weight-asian="normal" style:font-weight-complex="normal"/>
    </style:style>
    <style:style style:name="T21" style:family="text">
      <style:text-properties officeooo:rsid="0047314a"/>
    </style:style>
    <style:style style:name="T22" style:family="text">
      <style:text-properties officeooo:rsid="005123ff"/>
    </style:style>
    <style:style style:name="T23" style:family="text">
      <style:text-properties officeooo:rsid="00522847"/>
    </style:style>
    <style:style style:name="T24" style:family="text">
      <style:text-properties officeooo:rsid="0052706c"/>
    </style:style>
    <style:style style:name="T25" style:family="text">
      <style:text-properties officeooo:rsid="005a97ee"/>
    </style:style>
    <style:style style:name="T26" style:family="text">
      <style:text-properties officeooo:rsid="005c7a9e"/>
    </style:style>
    <style:style style:name="T27" style:family="text">
      <style:text-properties officeooo:rsid="00609184"/>
    </style:style>
    <style:style style:name="T28" style:family="text">
      <style:text-properties officeooo:rsid="00845d97"/>
    </style:style>
    <style:style style:name="T29" style:family="text">
      <style:text-properties officeooo:rsid="009dd6b2"/>
    </style:style>
    <style:style style:name="T30" style:family="text">
      <style:text-properties officeooo:rsid="009f48ac"/>
    </style:style>
    <style:style style:name="T31" style:family="text">
      <style:text-properties officeooo:rsid="00a02ece"/>
    </style:style>
    <style:style style:name="T32" style:family="text">
      <style:text-properties officeooo:rsid="00a346d9"/>
    </style:style>
    <style:style style:name="T33" style:family="text">
      <style:text-properties officeooo:rsid="00a5ba97"/>
    </style:style>
    <style:style style:name="T34" style:family="text">
      <style:text-properties officeooo:rsid="00ab8a34"/>
    </style:style>
    <style:style style:name="T35" style:family="text">
      <style:text-properties officeooo:rsid="00af0301"/>
    </style:style>
    <style:style style:name="T36" style:family="text">
      <style:text-properties officeooo:rsid="00b07e3e"/>
    </style:style>
    <style:style style:name="T37" style:family="text">
      <style:text-properties officeooo:rsid="00b4f8a8"/>
    </style:style>
    <style:style style:name="T38" style:family="text">
      <style:text-properties officeooo:rsid="00c351fb"/>
    </style:style>
    <style:style style:name="T39" style:family="text">
      <style:text-properties fo:background-color="#ffffff" loext:char-shading-value="0"/>
    </style:style>
    <style:style style:name="T40" style:family="text">
      <style:text-properties officeooo:rsid="00c5b031" fo:background-color="#ffffff" loext:char-shading-value="0"/>
    </style:style>
    <style:style style:name="T41" style:family="text">
      <style:text-properties officeooo:rsid="00cb0e15"/>
    </style:style>
    <style:style style:name="T42" style:family="text">
      <style:text-properties officeooo:rsid="00cc7914"/>
    </style:style>
    <style:style style:name="T43" style:family="text">
      <style:text-properties officeooo:rsid="00cee75e"/>
    </style:style>
    <style:style style:name="T44" style:family="text">
      <style:text-properties officeooo:rsid="00d5da45"/>
    </style:style>
    <style:style style:name="T45" style:family="text">
      <style:text-properties officeooo:rsid="00ddf792"/>
    </style:style>
    <style:style style:name="T46" style:family="text">
      <style:text-properties officeooo:rsid="00ee1352"/>
    </style:style>
    <style:style style:name="T47" style:family="text">
      <style:text-properties fo:font-style="normal" style:font-style-asian="normal" style:font-style-complex="normal"/>
    </style:style>
    <style:style style:name="T48" style:family="text">
      <style:text-properties fo:font-style="normal" officeooo:rsid="0103131f" style:font-style-asian="normal" style:font-style-complex="normal"/>
    </style:style>
    <style:style style:name="T49" style:family="text">
      <style:text-properties fo:font-style="normal" officeooo:rsid="0106a6bd" style:font-style-asian="normal" style:font-style-complex="normal"/>
    </style:style>
    <style:style style:name="T50" style:family="text">
      <style:text-properties fo:font-style="normal" officeooo:rsid="0107cb82" style:font-style-asian="normal" style:font-style-complex="normal"/>
    </style:style>
    <style:style style:name="T51" style:family="text">
      <style:text-properties fo:font-style="normal" officeooo:rsid="01089b66" style:font-style-asian="normal" style:font-style-complex="normal"/>
    </style:style>
    <style:style style:name="T52" style:family="text">
      <style:text-properties fo:font-style="normal" officeooo:rsid="010919cb" style:font-style-asian="normal" style:font-style-complex="normal"/>
    </style:style>
    <style:style style:name="T53" style:family="text">
      <style:text-properties fo:font-style="normal" officeooo:rsid="010d18a5" style:font-style-asian="normal" style:font-style-complex="normal"/>
    </style:style>
    <style:style style:name="T54" style:family="text">
      <style:text-properties fo:font-style="normal" officeooo:rsid="010f2b21" style:font-style-asian="normal" style:font-style-complex="normal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officeooo:rsid="00ee897f"/>
    </style:style>
    <style:style style:name="T57" style:family="text">
      <style:text-properties officeooo:rsid="00f469a6"/>
    </style:style>
    <style:style style:name="T58" style:family="text">
      <style:text-properties officeooo:rsid="00fba26e"/>
    </style:style>
    <style:style style:name="T59" style:family="text">
      <style:text-properties officeooo:rsid="011295fa"/>
    </style:style>
    <style:style style:name="T60" style:family="text">
      <style:text-properties officeooo:rsid="01130dbf"/>
    </style:style>
    <style:style style:name="T61" style:family="text">
      <style:text-properties officeooo:rsid="0115b211"/>
    </style:style>
    <style:style style:name="T62" style:family="text">
      <style:text-properties officeooo:rsid="0116ef0a"/>
    </style:style>
    <style:style style:name="T63" style:family="text">
      <style:text-properties officeooo:rsid="01174d45"/>
    </style:style>
    <style:style style:name="T64" style:family="text">
      <style:text-properties officeooo:rsid="011a1e3e"/>
    </style:style>
    <style:style style:name="T65" style:family="text">
      <style:text-properties officeooo:rsid="0122ad4c"/>
    </style:style>
    <style:style style:name="T66" style:family="text">
      <style:text-properties officeooo:rsid="0138a54e"/>
    </style:style>
    <style:style style:name="T67" style:family="text">
      <style:text-properties officeooo:rsid="013f11e9"/>
    </style:style>
    <style:style style:name="T68" style:family="text">
      <style:text-properties officeooo:rsid="0140c3aa"/>
    </style:style>
    <style:style style:name="T69" style:family="text">
      <style:text-properties officeooo:rsid="0150450e"/>
    </style:style>
    <style:style style:name="T70" style:family="text">
      <style:text-properties officeooo:rsid="0150d089"/>
    </style:style>
    <style:style style:name="T71" style:family="text">
      <style:text-properties officeooo:rsid="0152776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Introduction</text:h>
      <text:list xml:id="list3009173358" text:style-name="L1">
        <text:list-item>
          <text:p text:style-name="P13">Title page</text:p>
        </text:list-item>
        <text:list-item>
          <text:p text:style-name="P14">Who am I?</text:p>
          <text:list>
            <text:list-item>
              <text:p text:style-name="P14">Name</text:p>
            </text:list-item>
            <text:list-item>
              <text:p text:style-name="P14">Based in Southampton on the south coast</text:p>
            </text:list-item>
            <text:list-item>
              <text:p text:style-name="P14"><text:span text:style-name="T39">Work at Loadbalancer.org in </text:span><text:span text:style-name="T40">the </text:span><text:span text:style-name="T39">neighbouring </text:span><text:span text:style-name="T40">city of </text:span><text:span text:style-name="T39">Portsmouth</text:span></text:p>
            </text:list-item>
          </text:list>
        </text:list-item>
      </text:list>
      <text:list xml:id="list1693275228" text:style-name="L2">
        <text:list-item>
          <text:p text:style-name="P16">Slide about Loadbalancer.org</text:p>
        </text:list-item>
        <text:list-item>
          <text:p text:style-name="P15">Contents</text:p>
        </text:list-item>
      </text:list>
      <text:h text:style-name="Heading_20_1" text:outline-level="1">What is load balancing?</text:h>
      <text:h text:style-name="Heading_20_2" text:outline-level="2"><text:span text:style-name="T1">High street s</text:span>hop analogy</text:h>
      <text:h text:style-name="Heading_20_3" text:outline-level="3">High street shop in a small town or village</text:h>
      <text:list xml:id="list1661167473" text:style-name="L3">
        <text:list-item>
          <text:p text:style-name="P17">Only a few customers per hour</text:p>
        </text:list-item>
        <text:list-item>
          <text:p text:style-name="P18"><text:span text:style-name="T27">There’s only </text:span>one cashier, <text:span text:style-name="T27">which</text:span> is fine <text:span text:style-name="T27">as they can provide sufficient service</text:span></text:p>
        </text:list-item>
      </text:list>
      <text:h text:style-name="Heading_20_3" text:outline-level="3"><text:span text:style-name="T2">High street </text:span>shop in a large town or city</text:h>
      <text:h text:style-name="Heading_20_4" text:outline-level="4">With one cashier</text:h>
      <text:list xml:id="list3321509295" text:style-name="L4">
        <text:list-item>
          <text:p text:style-name="P20">Many customers that want service at the same time</text:p>
        </text:list-item>
        <text:list-item>
          <text:p text:style-name="P21">One cashier would be constantly busy, they’d be working at full capacity, 100% capacity</text:p>
        </text:list-item>
        <text:list-item>
          <text:p text:style-name="P22">Customers have to queue and wait</text:p>
        </text:list-item>
      </text:list>
      <text:h text:style-name="Heading_20_4" text:outline-level="4">With multiple cashiers</text:h>
      <text:list xml:id="list201809140561744" text:continue-numbering="true" text:style-name="L4">
        <text:list-item>
          <text:p text:style-name="P23">More cashiers to provide more service</text:p>
        </text:list-item>
        <text:list-item>
          <text:p text:style-name="P24">How to <text:span text:style-name="T21">distribute customers to cashiers</text:span>?</text:p>
        </text:list-item>
        <text:list-item>
          <text:p text:style-name="P19"><text:span text:style-name="T3">Could use a simple queue management system:<text:line-break/></text:span>“Cashier number <text:span text:style-name="T4">1</text:span> please”</text:p>
        </text:list-item>
        <text:list-item>
          <text:p text:style-name="P25">What we have here is:<text:line-break/><text:span text:style-name="T5">many </text:span><text:span text:style-name="T6">customers</text:span><text:span text:style-name="T16"> accessing the </text:span><text:span text:style-name="T5">same service at the same time<text:line-break/></text:span><text:span text:style-name="T17">and to allow that we have </text:span><text:span text:style-name="T6">multiple cashiers providing </text:span><text:span text:style-name="T8">the</text:span><text:span text:style-name="T7"> </text:span><text:span text:style-name="T6">service<text:line-break/></text:span><text:span text:style-name="T19">with </text:span><text:span text:style-name="T18">customers </text:span><text:span text:style-name="T19">being </text:span><text:span text:style-name="T10">distributed </text:span><text:span text:style-name="T9">by the queuing system</text:span></text:p>
        </text:list-item>
        <text:list-item>
          <text:p text:style-name="P26"><text:span text:style-name="T25">In this example, t</text:span>he customers are being ‘load balanced’ by the queuing system</text:p>
        </text:list-item>
        <text:list-item>
          <text:p text:style-name="P27"><text:soft-page-break/><text:span text:style-name="T28">We can generalise this. </text:span>The <text:span text:style-name="T23">key part</text:span> <text:span text:style-name="T24">here </text:span>is:<text:line-break/>with <text:span text:style-name="T5">many clients</text:span> accessing the <text:span text:style-name="T5">same service at once</text:span><text:line-break/>we need <text:span text:style-name="T5">multiple instances </text:span><text:span text:style-name="T13">that are</text:span><text:span text:style-name="T5"> </text:span><text:span text:style-name="T11">able </text:span><text:span text:style-name="T5">to provide that service</text:span>, <text:span text:style-name="T26">like the cashiers</text:span><text:line-break/><text:span text:style-name="T22">and we need a way to </text:span><text:span text:style-name="T11">distribute </text:span><text:span text:style-name="T12">our </text:span><text:span text:style-name="T11">clients </text:span><text:span text:style-name="T12">across</text:span><text:span text:style-name="T11"> our multiple instances</text:span><text:span text:style-name="T22">, i.e. load balance our clients between our multiple instances</text:span></text:p>
        </text:list-item>
      </text:list>
      <text:h text:style-name="P7" text:outline-level="2"><text:span text:style-name="T29">Looking at</text:span> <text:span text:style-name="T35">a networking example, looking at a</text:span> web server</text:h>
      <text:list xml:id="list2132678073" text:style-name="L5">
        <text:list-item>
          <text:p text:style-name="P28">A single client requesting a website. <text:span text:style-name="T30">Works fine</text:span></text:p>
        </text:list-item>
        <text:list-item>
          <text:p text:style-name="P29">Here <text:span text:style-name="T36">the service that the client is requesting is</text:span> <text:span text:style-name="T36">to be presented with </text:span>the <text:span text:style-name="T32">requested website. The web server is providing that service</text:span></text:p>
        </text:list-item>
        <text:list-item>
          <text:p text:style-name="P30">Web server can <text:span text:style-name="T33">process</text:span> <text:span text:style-name="T33">many</text:span> <text:span text:style-name="T33">client </text:span>request<text:span text:style-name="T33">s</text:span> at once. <text:span text:style-name="T31">Let’s say 100 at a time</text:span></text:p>
        </text:list-item>
        <text:list-item>
          <text:p text:style-name="P31">But what if <text:span text:style-name="T33">we have say 200 clients trying to access the service at once?</text:span></text:p>
          <text:list>
            <text:list-item>
              <text:p text:style-name="P32">The server is working at full capacity, and clients are queuing and waiting for service, i.e. waiting to receive the webpage they requested</text:p>
            </text:list-item>
          </text:list>
        </text:list-item>
        <text:list-item>
          <text:p text:style-name="P33"><text:span text:style-name="T37">Like we did with cashiers, w</text:span>e add extra web servers <text:span text:style-name="T34">that can provide the same service</text:span></text:p>
        </text:list-item>
        <text:list-item>
          <text:p text:style-name="P34">How do we distribute our clients across our web servers?</text:p>
          <text:list>
            <text:list-item>
              <text:p text:style-name="P34">We need something like our queuing system to balance the workload across the web servers</text:p>
            </text:list-item>
            <text:list-item>
              <text:p text:style-name="P34">Use a load balancer!</text:p>
            </text:list-item>
            <text:list-item>
              <text:p text:style-name="P35">Appliance t<text:span text:style-name="T71">hat</text:span> distribute<text:span text:style-name="T71">s</text:span> network connections <text:span text:style-name="T71">across multiple back end instances, for example our multiple web servers.<text:line-break/></text:span>Can be a hardware network appliance <text:span text:style-name="T59">like a switch/router<text:line-break/>Could be a</text:span> virtual <text:span text:style-name="T60">machine<text:line-break/>Could be </text:span>in the cloud<text:line-break/><text:span text:style-name="T71">Load balancers are sometimes also referred to as ‘application delivery controllers’. Vendor specific term</text:span></text:p>
            </text:list-item>
          </text:list>
        </text:list-item>
      </text:list>
      <text:h text:style-name="P5" text:outline-level="1">Why would you use a load balancer?</text:h>
      <text:h text:style-name="P8" text:outline-level="2">Scalability</text:h>
      <text:p text:style-name="Text_20_body"><text:span text:style-name="T43">As </text:span>we just talked about.</text:p>
      <text:list xml:id="list1898303002" text:style-name="L6">
        <text:list-item>
          <text:p text:style-name="P36">Service outgrows a single <text:span text:style-name="T41">back end server</text:span>, we need more <text:span text:style-name="T41">servers</text:span></text:p>
        </text:list-item>
        <text:list-item>
          <text:p text:style-name="P37">As the service gets busier, it’s easy to add more <text:span text:style-name="T42">servers</text:span></text:p>
        </text:list-item>
      </text:list>
      <text:h text:style-name="P9" text:outline-level="2">High availability</text:h>
      <text:list xml:id="list903103667" text:style-name="L7">
        <text:list-item>
          <text:p text:style-name="P38">What if you have a single server dealing with all of your clients and that server goes down? Not good. No clients can connect!</text:p>
          <text:list>
            <text:list-item>
              <text:p text:style-name="P39">Imagine if you’re an online retailer? <text:span text:style-name="T44">N</text:span>o one can buy anything from you! <text:span text:style-name="T44">You’re losing money</text:span></text:p>
            </text:list-item>
            <text:list-item>
              <text:p text:style-name="P40">What if you’re a solicitor’s office? <text:span text:style-name="T44">No</text:span> one can use their e-mail accounts! <text:span text:style-name="T44">You can’t do any business</text:span></text:p>
            </text:list-item>
            <text:list-item>
              <text:p text:style-name="P41">What if you’re a hospital? If your PACS goes down, and you have millions of pounds of scanning equipment that can’t be used</text:p>
            </text:list-item>
          </text:list>
        </text:list-item>
        <text:list-item>
          <text:p text:style-name="P42">We want redundancy</text:p>
        </text:list-item>
        <text:list-item>
          <text:p text:style-name="P43">For a mission critical service that cannot fail, it needs to be highly available</text:p>
        </text:list-item>
      </text:list>
      <text:h text:style-name="Heading_20_2" text:outline-level="2">Easy maintenance</text:h>
      <text:list xml:id="list1451586" text:style-name="L8">
        <text:list-item>
          <text:p text:style-name="P48">Need to perform updates on a server? Or reboot it? Or replace it?</text:p>
        </text:list-item>
      </text:list>
      <text:h text:style-name="P10" text:outline-level="2">What services might you load balance?</text:h>
      <text:list xml:id="list1766385454" text:style-name="L9">
        <text:list-item>
          <text:p text:style-name="P49">Web servers</text:p>
        </text:list-item>
        <text:list-item>
          <text:p text:style-name="P49">E-mail servers</text:p>
        </text:list-item>
      </text:list>
      <text:list xml:id="list213060122" text:style-name="L10">
        <text:list-item>
          <text:p text:style-name="P50">Web proxy servers (schools)</text:p>
        </text:list-item>
        <text:list-item>
          <text:p text:style-name="P51">Remote desktop services</text:p>
        </text:list-item>
        <text:list-item>
          <text:p text:style-name="P52">Print servers</text:p>
        </text:list-item>
        <text:list-item>
          <text:p text:style-name="P53"><text:span text:style-name="T38">SIP </text:span>servers</text:p>
        </text:list-item>
        <text:list-item>
          <text:p text:style-name="P54">Medical imaging</text:p>
        </text:list-item>
        <text:list-item>
          <text:p text:style-name="P55">Fudging around with legacy apps to make them highly available</text:p>
        </text:list-item>
        <text:list-item>
          <text:p text:style-name="P56">Licensing servers, <text:span text:style-name="T45">which required controlling the number of clients to each server</text:span></text:p>
        </text:list-item>
        <text:list-item>
          <text:p text:style-name="P44"><text:soft-page-break/>Load balancing happens all around us all the time! You just don’t see it</text:p>
        </text:list-item>
      </text:list>
      <text:h text:style-name="Heading_20_1" text:outline-level="1">Load balancing methods</text:h>
      <text:list xml:id="list719021883" text:style-name="L11">
        <text:list-item>
          <text:p text:style-name="P57">Different ways that load balancing can be <text:span text:style-name="T58">achieved</text:span></text:p>
        </text:list-item>
        <text:list-item>
          <text:p text:style-name="P58">Generally group all load balancing methods into two camps: layer 4 load balancing methods and layer 7</text:p>
        </text:list-item>
        <text:list-item>
          <text:p text:style-name="P59">Refers to layer 4 and layer 7 of the OSI model</text:p>
        </text:list-item>
        <text:list-item>
          <text:p text:style-name="P59">Do<text:span text:style-name="T56">esn’t mean anything to you</text:span>? Don’t worry, <text:span text:style-name="T57">knowing what they mean isn’t necessary</text:span></text:p>
        </text:list-item>
        <text:list-item>
          <text:p text:style-name="P60">Familiar with the terms? <text:span text:style-name="T46">Note that the terms ‘load balancing at layer 4’ and layer 7, although commonly used to describe load balancing, are kind of misleading</text:span></text:p>
          <text:list>
            <text:list-item>
              <text:p text:style-name="P61"><text:span text:style-name="T55">Up to and including</text:span><text:span text:style-name="T47"> layer 4, and </text:span><text:span text:style-name="T55">up to and including</text:span><text:span text:style-name="T47"> layer 7 (so everything)</text:span></text:p>
            </text:list-item>
          </text:list>
        </text:list-item>
        <text:list-item>
          <text:p text:style-name="P62">If not familiar with the terms, think of it like this:</text:p>
          <text:list>
            <text:list-item>
              <text:p text:style-name="P63">Imagine working in a company and your job is to sort the incoming mail</text:p>
            </text:list-item>
            <text:list-item>
              <text:p text:style-name="P63">Layer 4 load balancing is like sorting based just on the address on the envelopes</text:p>
              <text:list>
                <text:list-item>
                  <text:p text:style-name="P64">Mail addressed to accounts department? Goes to the accounts dept.</text:p>
                </text:list-item>
                <text:list-item>
                  <text:p text:style-name="P64">Etc.</text:p>
                </text:list-item>
                <text:list-item>
                  <text:p text:style-name="P65">Pretty fast process</text:p>
                </text:list-item>
              </text:list>
            </text:list-item>
            <text:list-item>
              <text:p text:style-name="P67"><text:span text:style-name="T47">Layer 7 load balancing </text:span><text:span text:style-name="T48">is like opening and reading all of the incoming mail</text:span></text:p>
              <text:list>
                <text:list-item>
                  <text:p text:style-name="P66">All invoices go to Bob in accounts</text:p>
                </text:list-item>
                <text:list-item>
                  <text:p text:style-name="P66">Junk mail? Bin it</text:p>
                </text:list-item>
                <text:list-item>
                  <text:p text:style-name="P68"><text:span text:style-name="T50">A </text:span><text:span text:style-name="T49">s</text:span><text:span text:style-name="T47">lower </text:span><text:span text:style-name="T51">process </text:span><text:span text:style-name="T53">to open and read all of the mail</text:span><text:span text:style-name="T47">, but we have more information </text:span><text:span text:style-name="T51">to use to make decisions </text:span><text:span text:style-name="T52">with</text:span></text:p>
                </text:list-item>
              </text:list>
            </text:list-item>
            <text:list-item>
              <text:p text:style-name="P69"><text:span text:style-name="T52">S</text:span><text:span text:style-name="T47">ame with network </text:span><text:span text:style-name="T54">traffic</text:span></text:p>
            </text:list-item>
          </text:list>
        </text:list-item>
      </text:list>
      <text:h text:style-name="Heading_20_2" text:outline-level="2">Layer 7</text:h>
      <text:list xml:id="list13450916" text:style-name="L12">
        <text:list-item>
          <text:p text:style-name="P45">Simplest to implement</text:p>
        </text:list-item>
        <text:list-item>
          <text:p text:style-name="P70">Client opens a connection to the load balancer requesting a service, <text:span text:style-name="T61">say a website</text:span></text:p>
        </text:list-item>
        <text:list-item>
          <text:p text:style-name="P70">Load balancer <text:span text:style-name="T61">chooses a back end server to deal with the request (for example the least busy)</text:span></text:p>
        </text:list-item>
        <text:list-item>
          <text:p text:style-name="P71">Load balancer opens a new connection, which is going from the load balancer to the chosen back end server. <text:span text:style-name="T62">The load balancer requests what the client asked for</text:span></text:p>
        </text:list-item>
        <text:list-item>
          <text:p text:style-name="P72"><text:soft-page-break/>The server sends to reply to the LB</text:p>
        </text:list-item>
        <text:list-item>
          <text:p text:style-name="P72">The LB sends the reply back to the client using the first connection that was <text:span text:style-name="T63">established</text:span></text:p>
        </text:list-item>
        <text:list-item>
          <text:p text:style-name="P70">Load balancer acts as a full proxy server</text:p>
        </text:list-item>
        <text:list-item>
          <text:p text:style-name="P73">The load balancing part is effectively invisible to the client, who believes they are talking to the server directly</text:p>
        </text:list-item>
        <text:list-item>
          <text:p text:style-name="P74">In terms of IP addresses, the LB has virtual IP address, a <text:span text:style-name="T65">‘</text:span>VIP<text:span text:style-name="T65">’</text:span></text:p>
        </text:list-item>
        <text:list-item>
          <text:p text:style-name="P74"><text:span text:style-name="T69">The VIP is the </text:span>frontend for our load balanced service. All <text:span text:style-name="T69">of </text:span>our clients connect to this single point, a single front end</text:p>
        </text:list-item>
      </text:list>
      <text:h text:style-name="Heading_20_3" text:outline-level="3">Things to note</text:h>
      <text:list xml:id="list1667812125" text:style-name="L13">
        <text:list-item>
          <text:p text:style-name="P75">Info a<text:span text:style-name="T64">vailable at</text:span> L7</text:p>
          <text:list>
            <text:list-item>
              <text:p text:style-name="P76">If HTTP traffic, we can:</text:p>
              <text:list>
                <text:list-item>
                  <text:p text:style-name="P77">Rewrite URLs</text:p>
                </text:list-item>
                <text:list-item>
                  <text:p text:style-name="P78">Redirection: force to HTTPS</text:p>
                </text:list-item>
                <text:list-item>
                  <text:p text:style-name="P77">Read HTTP headers, also add, remove, and change them</text:p>
                </text:list-item>
              </text:list>
            </text:list-item>
          </text:list>
        </text:list-item>
        <text:list-item>
          <text:p text:style-name="P79">Lack of IP address transparency</text:p>
        </text:list-item>
        <text:list-item>
          <text:p text:style-name="P80">Flexibility: the servers can be anywhere, provided <text:span text:style-name="T66">that traffic can be routed between them and the LB</text:span></text:p>
        </text:list-item>
      </text:list>
      <text:h text:style-name="P11" text:outline-level="2">Layer 4</text:h>
      <text:h text:style-name="P12" text:outline-level="3">NAT Mode</text:h>
      <text:list xml:id="list1196649015" text:style-name="L14">
        <text:list-item>
          <text:p text:style-name="P81">Client accesses the service provided by the load balancer</text:p>
        </text:list-item>
        <text:list-item>
          <text:p text:style-name="P81">Request traffic destination address is the virtual IP address</text:p>
        </text:list-item>
        <text:list-item>
          <text:p text:style-name="P81">Load balancer chooses a server</text:p>
        </text:list-item>
        <text:list-item>
          <text:p text:style-name="P81">Load balancer rewrites the destination IP address to that of the chosen server</text:p>
        </text:list-item>
        <text:list-item>
          <text:p text:style-name="P81">Server replies via the load balancer</text:p>
        </text:list-item>
        <text:list-item>
          <text:p text:style-name="P81">Load balancer rewrites the source address back to its own VIP, to match what the client is expecting to see</text:p>
        </text:list-item>
        <text:list-item>
          <text:p text:style-name="P81">Traffic is sent back to the client<text:line-break/></text:p>
        </text:list-item>
        <text:list-item>
          <text:p text:style-name="P46">Talk about need for 2 subnets, and default gateway changes</text:p>
        </text:list-item>
      </text:list>
      <text:h text:style-name="P12" text:outline-level="3"><text:soft-page-break/>DR Mode</text:h>
      <text:list xml:id="list3703213650" text:style-name="L15">
        <text:list-item>
          <text:p text:style-name="P82">Blazingly fast, as we’re just rewriting MAC addresses</text:p>
        </text:list-item>
        <text:list-item>
          <text:p text:style-name="P47">But must be same network segment, as we’re looking at MAC addresses, i.e. layer 2, here. <text:span text:style-name="T67">No routers between LB and servers!</text:span></text:p>
        </text:list-item>
        <text:list-item>
          <text:p text:style-name="P83">Client accesses the service provided by the load balancer</text:p>
        </text:list-item>
        <text:list-item>
          <text:p text:style-name="P83">Request traffic destination address is the virtual IP address</text:p>
        </text:list-item>
        <text:list-item>
          <text:p text:style-name="P83">Load balancer chooses a server</text:p>
        </text:list-item>
        <text:list-item>
          <text:p text:style-name="P83">Load balancer rewrites the destination MAC address to that of the chosen server, and forwards that traffic</text:p>
        </text:list-item>
        <text:list-item>
          <text:p text:style-name="P84">Server receives the traffic and replies to the client directly, bypassing the load balancer</text:p>
        </text:list-item>
        <text:list-item>
          <text:p text:style-name="P85"><text:span text:style-name="T14">We always recommend layer 4 DR mode </text:span><text:span text:style-name="T15">as it’s the fastest mode and ‘just works’</text:span></text:p>
        </text:list-item>
        <text:list-item>
          <text:p text:style-name="P85"><text:span text:style-name="T20">Say that clients can be sitting in remote subnets or even on the Internet, as long as the LB is in the same subnet as the servers</text:span><text:line-break/><text:line-break/></text:p>
        </text:list-item>
        <text:list-item>
          <text:p text:style-name="P83">Talk about fudging accepting the traffic at the RIP:<text:line-break/>    - Linux iptables prerouting redirect rule to accept traffic destined to the VIP address<text:line-break/>    - OR change the 'arp_ignore' sysctl values to stop ARP-ing out, then add the address to the loopback adaptor<text:line-break/> by adding the VIP address to the loopback adaptor, and stop things ARP-ing out</text:p>
        </text:list-item>
      </text:list>
      <text:p text:style-name="P2"/>
      <text:h text:style-name="Heading_20_3" text:outline-level="3">TUN Mode</text:h>
      <text:list xml:id="list351603628" text:style-name="L16">
        <text:list-item>
          <text:p text:style-name="P86">Like DR mode, but now it’s routeable!</text:p>
        </text:list-item>
      </text:list>
      <text:h text:style-name="P6" text:outline-level="1">Building a Linux load balancer</text:h>
      <text:list xml:id="list397392740" text:style-name="L17">
        <text:list-item>
          <text:h text:style-name="P87" text:outline-level="1">LVS: Linux Virtual Server. A <text:span text:style-name="T70">free &amp; open source</text:span> <text:span text:style-name="T5">project </text:span>and <text:span text:style-name="T5">framework </text:span>for <text:span text:style-name="T68">L4 </text:span>load balancing</text:h>
        </text:list-item>
        <text:list-item>
          <text:h text:style-name="P87" text:outline-level="1">IPVS: the IP Virtual Server. <text:span text:style-name="T68">T</text:span>he <text:span text:style-name="T5">Linux kernel module</text:span> that handles the load balancing</text:h>
        </text:list-item>
        <text:list-item>
          <text:h text:style-name="P87" text:outline-level="1">ipvsadm: <text:span text:style-name="T68">the u</text:span>tility that administers the IPVS module in the kernel</text:h>
        </text:list-item>
        <text:list-item>
          <text:h text:style-name="P87" text:outline-level="1">ldirectord: Linux Director Daemon. <text:span text:style-name="T68">H</text:span>ealth checking, <text:span text:style-name="T68">and a</text:span>llows setting up IPVS using configuration files</text:h>
        </text:list-item>
      </text:list>
      <text:h text:style-name="P88" text:outline-level="1"/>
      <text:list xml:id="list201808054297257" text:continue-numbering="true" text:style-name="L17">
        <text:list-item>
          <text:h text:style-name="P87" text:outline-level="1">Layer 7: HAProxy</text:h>
          <text:list>
            <text:list-item>
              <text:h text:style-name="P89" text:outline-level="1">Free &amp; open source</text:h>
            </text:list-item>
            <text:list-item>
              <text:h text:style-name="P90" text:outline-level="1">Written in C</text:h>
            </text:list-item>
            <text:list-item>
              <text:h text:style-name="P90" text:outline-level="1">Around since 2001</text:h>
            </text:list-item>
            <text:list-item>
              <text:h text:style-name="P91" text:outline-level="1">Well known and understood</text:h>
            </text:list-item>
            <text:list-item>
              <text:h text:style-name="P91" text:outline-level="1">Under active development</text:h>
            </text:list-item>
            <text:list-item>
              <text:h text:style-name="P91" text:outline-level="1">Used by the likes of Reddit, Twitter, Vimeo, kernel.org</text:h>
            </text:list-item>
          </text:list>
        </text:list-item>
      </text:list>
      <text:h text:style-name="P4" text:outline-level="1">‘Other stuff’</text:h>
      <text:list xml:id="list242486697" text:style-name="L18">
        <text:list-item>
          <text:p text:style-name="P92">HA pairs of load balancers</text:p>
        </text:list-item>
        <text:list-item>
          <text:p text:style-name="P92">TLS/SSL offloading</text:p>
        </text:list-item>
      </text:list>
      <text:h text:style-name="Heading_20_1" text:outline-level="1">Summary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247cm" fo:margin-bottom="0.212cm" style:contextual-spacing="false" fo:text-indent="0.75cm" style:auto-text-indent="false" style:page-number="auto"/>
      <style:text-properties style:use-window-font-color="true" loext:opacity="0%" fo:font-size="101%" fo:font-weight="bold" style:font-size-asian="101%" style:font-weight-asian="bold" style:font-size-complex="101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.199cm" style:auto-text-indent="false"/>
      <style:text-properties style:use-window-font-color="true" loext:opacity="0%" fo:font-size="120%" fo:font-weight="bold" style:font-size-asian="115%" style:font-weight-asian="bold" style:font-size-complex="115%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style:contextual-spacing="false" fo:text-indent="1.499cm" style:auto-text-indent="false"/>
      <style:text-properties style:use-window-font-color="true" loext:opacity="0%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color="#dc2323" loext:opacity="100%" fo:font-size="135%" fo:font-weight="bold" style:font-size-asian="130%" style:font-weight-asian="bold" style:font-size-complex="130%" style:font-weight-complex="600"/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style:contextual-spacing="false" style:line-height-at-least="0.353cm" fo:text-align="center" style:justify-single-word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665cm" fo:margin-bottom="0cm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533cm" fo:margin-bottom="0cm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4cm" fo:margin-bottom="0cm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266cm" fo:margin-bottom="0cm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32cm" fo:margin-bottom="0cm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32cm" fo:margin-bottom="0cm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32cm" fo:margin-bottom="0cm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32cm" fo:margin-bottom="0cm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32cm" fo:margin-bottom="0cm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font-name="Noto Sans Devanagari" fo:font-family="'Noto Sans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665cm" fo:margin-bottom="0cm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533cm" fo:margin-bottom="0cm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4cm" fo:margin-bottom="0cm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266cm" fo:margin-bottom="0cm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32cm" fo:margin-bottom="0cm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32cm" fo:margin-bottom="0cm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32cm" fo:margin-bottom="0cm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32cm" fo:margin-bottom="0cm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32cm" fo:margin-bottom="0cm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 loext:padding="0.049cm" loext:border="none" loext:shadow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8-11T16:46:18.158194996</meta:creation-date>
    <dc:date>2020-12-13T20:18:07.716639521</dc:date>
    <meta:editing-duration>PT15H10M10S</meta:editing-duration>
    <meta:editing-cycles>229</meta:editing-cycles>
    <meta:generator>LibreOffice/7.0.3.1$Linux_X86_64 LibreOffice_project/00$Build-1</meta:generator>
    <meta:document-statistic meta:table-count="0" meta:image-count="0" meta:object-count="0" meta:page-count="7" meta:paragraph-count="138" meta:word-count="1516" meta:character-count="8171" meta:non-whitespace-character-count="6894"/>
  </office:meta>
</office:document-meta>
</file>